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Arial1" svg:font-family="Aria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.923cm" table:align="left"/>
    </style:style>
    <style:style style:name="Таблица1.A" style:family="table-column">
      <style:table-column-properties style:column-width="2.485cm"/>
    </style:style>
    <style:style style:name="Таблица1.B" style:family="table-column">
      <style:table-column-properties style:column-width="0.437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8pt" fo:language="en" fo:country="US" style:font-size-asian="8pt" style:font-size-complex="8pt" style:text-rotation-angle="270" style:text-rotation-scale="line-heigh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language="en" fo:country="US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Code 3 de 9" fo:font-size="16pt" fo:language="en" fo:country="US" style:font-size-asian="16pt" style:font-size-complex="16pt"/>
    </style:style>
    <style:style style:name="P6" style:family="paragraph" style:parent-style-name="Standard">
      <style:paragraph-properties fo:margin-top="0cm" fo:margin-bottom="0cm"/>
      <style:text-properties style:font-name="Arial" fo:font-size="6pt" fo:language="en" fo:country="US" style:font-size-asian="6pt" style:font-size-complex="6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letter-spacing="0.071cm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304228592" text:id="ct304228592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49521376" text:id="ct249521376">
          <text:insertion>
            <office:change-info>
              <dc:creator>&lt;анонимный&gt;</dc:creator>
              <dc:date>2013-04-04T16:03:00</dc:date>
            </office:change-info>
          </text:insertion>
        </text:changed-region>
        <text:changed-region xml:id="ct304228384" text:id="ct304228384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49521584" text:id="ct249521584">
          <text:insertion>
            <office:change-info>
              <dc:creator>&lt;анонимный&gt;</dc:creator>
              <dc:date>2013-04-04T16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text:change-start text:change-id="ct304228592"/><text:span text:style-name="T3">   getData('barcode', barcode)</text:span><text:change-end text:change-id="ct304228592"/></text:p>
            <text:p text:style-name="P5"><text:change-start text:change-id="ct249521376"/><text:span text:style-name="T4">getBarcode39('barcode', barcode)</text:span><text:change-end text:change-id="ct249521376"/></text:p>
            <text:p text:style-name="P4"><text:change-start text:change-id="ct304228384"/><text:span text:style-name="T2">getShotName('name', barcode)</text:span></text:p>
            <text:p text:style-name="P2"><text:change-end text:change-id="ct304228384"/><office:annotation><dc:creator>&lt;анонимный&gt;</dc:creator><dc:date>2013-04-04T16:01:56.70</dc:date><text:p text:style-name="P7"><text:span text:style-name="T5">do row for barcode in data['barcodes']</text:span></text:p></office:annotation></text:p>
          </table:table-cell>
          <table:table-cell table:style-name="Таблица1.A1" office:value-type="string">
            <text:p text:style-name="P1"><text:change-start text:change-id="ct249521584"/>formatDate('datetime', barcode)<text:change-end text:change-id="ct249521584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Arial1" svg:font-family="Aria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4-18T16:07:36.66</dc:date>
    <meta:editing-duration>PT1H42M43S</meta:editing-duration>
    <meta:editing-cycles>60</meta:editing-cycles>
    <meta:document-statistic meta:table-count="1" meta:image-count="0" meta:object-count="0" meta:page-count="1" meta:paragraph-count="5" meta:word-count="9" meta:character-count="122"/>
  </office:meta>
</office:document-meta>
</file>